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0.5402in"/>
    </style:style>
    <style:style style:name="co56" style:family="table-column">
      <style:table-column-properties fo:break-before="auto" style:column-width="1.622in"/>
    </style:style>
    <style:style style:name="co57" style:family="table-column">
      <style:table-column-properties fo:break-before="auto" style:column-width="0.2465in"/>
    </style:style>
    <style:style style:name="co58" style:family="table-column">
      <style:table-column-properties fo:break-before="auto" style:column-width="2.1043in"/>
    </style:style>
    <style:style style:name="co59" style:family="table-column">
      <style:table-column-properties fo:break-before="auto" style:column-width="0.4717in"/>
    </style:style>
    <style:style style:name="co60" style:family="table-column">
      <style:table-column-properties fo:break-before="auto" style:column-width="1.211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1.2256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81" style:family="table-column">
      <style:table-column-properties fo:break-before="auto" style:column-width="0.6118in"/>
    </style:style>
    <style:style style:name="co82" style:family="table-column">
      <style:table-column-properties fo:break-before="auto" style:column-width="0.8189in"/>
    </style:style>
    <style:style style:name="co83" style:family="table-column">
      <style:table-column-properties fo:break-before="auto" style:column-width="0.7693in"/>
    </style:style>
    <style:style style:name="co84" style:family="table-column">
      <style:table-column-properties fo:break-before="auto" style:column-width="0.5457in"/>
    </style:style>
    <style:style style:name="co85" style:family="table-column">
      <style:table-column-properties fo:break-before="auto" style:column-width="0.7591in"/>
    </style:style>
    <style:style style:name="co86" style:family="table-column">
      <style:table-column-properties fo:break-before="auto" style:column-width="0.5374in"/>
    </style:style>
    <style:style style:name="co87" style:family="table-column">
      <style:table-column-properties fo:break-before="auto" style:column-width="0.3819in"/>
    </style:style>
    <style:style style:name="co88" style:family="table-column">
      <style:table-column-properties fo:break-before="auto" style:column-width="2.0083in"/>
    </style:style>
    <style:style style:name="co89" style:family="table-column">
      <style:table-column-properties fo:break-before="auto" style:column-width="1.3008in"/>
    </style:style>
    <style:style style:name="co90" style:family="table-column">
      <style:table-column-properties fo:break-before="auto" style:column-width="0.5055in"/>
    </style:style>
    <style:style style:name="co91" style:family="table-column">
      <style:table-column-properties fo:break-before="auto" style:column-width="0.7209in"/>
    </style:style>
    <style:style style:name="co92" style:family="table-column">
      <style:table-column-properties fo:break-before="auto" style:column-width="0.6744in"/>
    </style:style>
    <style:style style:name="co93" style:family="table-column">
      <style:table-column-properties fo:break-before="auto" style:column-width="0.9in"/>
    </style:style>
    <style:style style:name="co94" style:family="table-column">
      <style:table-column-properties fo:break-before="auto" style:column-width="1.2016in"/>
    </style:style>
    <style:style style:name="co95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497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3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2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589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61" style:family="table-cell" style:parent-style-name="Default">
      <style:text-properties style:font-name="Avenir2" fo:font-style="normal" style:font-style-asian="normal" style:font-style-complex="normal"/>
    </style:style>
    <style:style style:name="ce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2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73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5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588" style:family="table-cell" style:parent-style-name="Default">
      <style:table-cell-properties style:vertical-align="middle"/>
      <style:text-properties style:font-name="Avenir2"/>
    </style:style>
    <style:style style:name="ce174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2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49" style:family="table-cell" style:parent-style-name="Default">
      <style:table-cell-properties style:vertical-align="middle"/>
      <style:text-properties style:use-window-font-color="true" style:font-name="Avenir2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" fo:font-weight="bold"/>
    </style:style>
    <style:style style:name="ce176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" fo:font-weight="normal"/>
    </style:style>
    <style:style style:name="ce176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" fo:font-weight="bold"/>
    </style:style>
    <style:style style:name="ce176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8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6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51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6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6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6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7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1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2" style:family="text">
      <style:text-properties fo:color="#bf004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5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5"/>
          <table:table-cell table:style-name="ce5" table:number-columns-repeated="16372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45"/>
          <table:table-cell table:style-name="ce5" table:number-columns-repeated="16372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45"/>
          <table:table-cell table:style-name="ce5" table:number-columns-repeated="16372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0" calcext:value-type="float">
            <text:p>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5"/>
          <table:table-cell table:style-name="ce5" table:number-columns-repeated="16372"/>
        </table:table-row>
        <table:table-row table:style-name="ro5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1062" calcext:value-type="float">
            <text:p>1062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629" calcext:value-type="float">
            <text:p>629</text:p>
          </table:table-cell>
          <table:table-cell table:style-name="ce64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5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528" calcext:value-type="float">
            <text:p>528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5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786" calcext:value-type="float">
            <text:p>78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603"/>
          <table:covered-table-cell table:style-name="ce155"/>
          <table:table-cell table:style-name="ce64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5" table:number-columns-repeated="2"/>
          <table:table-cell table:style-name="ce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16371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3" calcext:value-type="float">
            <text:p>3</text:p>
          </table:table-cell>
          <table:table-cell table:style-name="ce601" table:content-validation-name="val61" office:value-type="float" office:value="3" calcext:value-type="float">
            <text:p>3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16" calcext:value-type="float">
            <text:p>16</text:p>
          </table:table-cell>
          <table:table-cell table:style-name="ce645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5" table:formula="of:=([.$M22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Össz harcmodor</text:p>
          </table:table-cell>
          <table:table-cell table:style-name="ce645" table:formula="of:=SUM([.K16:.K23])" office:value-type="float" office:value="16" calcext:value-type="float">
            <text:p>16</text:p>
          </table:table-cell>
          <table:table-cell table:style-name="ce645" table:formula="of:=([.$M23]/[.$E$13])*100" office:value-type="float" office:value="3.03030303030303" calcext:value-type="float">
            <text:p>3.03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5" table:content-validation-name="val63" office:value-type="string" calcext:value-type="string">
            <text:p>Primer képzettség</text:p>
          </table:table-cell>
          <table:table-cell table:style-name="ce645" table:formula="of:=SUM([.K28:.K29])+SUM([.K38:.K41])" office:value-type="float" office:value="139" calcext:value-type="float">
            <text:p>139</text:p>
          </table:table-cell>
          <table:table-cell table:style-name="ce645" table:formula="of:=([.$M24]/[.$E$13])*100" office:value-type="float" office:value="26.3257575757576" calcext:value-type="float">
            <text:p>26.33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5" office:value-type="string" calcext:value-type="string">
            <text:p>Mesterfegyver</text:p>
          </table:table-cell>
          <table:table-cell table:style-name="ce645" table:formula="of:=[.E53]" office:value-type="float" office:value="0" calcext:value-type="float">
            <text:p>0</text:p>
          </table:table-cell>
          <table:table-cell table:style-name="ce645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5" office:value-type="string" calcext:value-type="string">
            <text:p>Primer Fortélyok</text:p>
          </table:table-cell>
          <table:table-cell table:style-name="ce645" table:formula="of:=SUM([.E33:.E42])" office:value-type="float" office:value="0" calcext:value-type="float">
            <text:p>0</text:p>
          </table:table-cell>
          <table:table-cell table:style-name="ce645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5" office:value-type="string" calcext:value-type="string">
            <text:p>Pszí + Mágia</text:p>
          </table:table-cell>
          <table:table-cell table:style-name="ce645" table:formula="of:=[$Misztikus.E3]" office:value-type="float" office:value="373" calcext:value-type="float">
            <text:p>373</text:p>
          </table:table-cell>
          <table:table-cell table:style-name="ce645" table:formula="of:=([.$M27]/[.$E$13])*100" office:value-type="float" office:value="70.6439393939394" calcext:value-type="float">
            <text:p>70.64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28" calcext:value-type="float">
            <text:p>528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12" calcext:value-type="float">
            <text:p>12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160" calcext:value-type="float">
            <text:p>16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5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3" calcext:value-type="float">
            <text:p>3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16" calcext:value-type="float">
            <text:p>1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5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2" calcext:value-type="float">
            <text:p>2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6" calcext:value-type="float">
            <text:p>6</text:p>
          </table:table-cell>
          <table:table-cell table:number-columns-repeated="16373"/>
        </table:table-row>
        <table:table-row table:style-name="ro5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8" calcext:value-type="float">
            <text:p>8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number-columns-repeated="16373"/>
        </table:table-row>
        <table:table-row table:style-name="ro5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5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48" calcext:value-type="float">
            <text:p>48</text:p>
          </table:table-cell>
          <table:table-cell table:number-columns-repeated="16373"/>
        </table:table-row>
        <table:table-row table:style-name="ro5">
          <table:table-cell table:style-name="ce37" table:content-validation-name="val9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11" table:content-validation-name="val30" office:value-type="float" office:value="2" calcext:value-type="float">
            <text:p>2</text:p>
          </table:table-cell>
          <table:table-cell table:style-name="ce159" table:content-validation-name="val45" table:formula="of:=[.$D45]*[$KP_tablazat.$K$14]" office:value-type="float" office:value="30" calcext:value-type="float">
            <text:p>3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12" calcext:value-type="float">
            <text:p>12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81" calcext:value-type="float">
            <text:p>81</text:p>
          </table:table-cell>
          <table:table-cell table:number-columns-repeated="16373"/>
        </table:table-row>
        <table:table-row table:style-name="ro5">
          <table:table-cell table:style-name="ce37" table:content-validation-name="val10" office:value-type="string" calcext:value-type="string" table:number-columns-spanned="2" table:number-rows-spanned="1">
            <text:p>Meggyőzés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11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6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5">
          <table:table-cell table:style-name="ce37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11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7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5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5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Tánc 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5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48" calcext:value-type="float">
            <text:p>48</text:p>
          </table:table-cell>
          <table:table-cell table:number-columns-repeated="16373"/>
        </table:table-row>
        <table:table-row table:style-name="ro5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60" calcext:value-type="float" table:number-columns-spanned="2" table:number-rows-spanned="1">
            <text:p>6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.0564971751412429" calcext:value-type="percentage" table:number-columns-spanned="2" table:number-rows-spanned="1">
            <text:p>(Össz KP 6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8" calcext:value-type="float">
            <text:p>8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udvari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dzsad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udvari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udvari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shadoni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629" calcext:value-type="float">
            <text:p>629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60" calcext:value-type="float">
            <text:p>6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Dzsenn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5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5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0" calcext:value-type="float">
            <text:p>0</text:p>
          </table:table-cell>
        </table:table-row>
        <table:table-row table:style-name="ro5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Fejlett ízlelés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Fejlett tapintas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Irodalom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Pénzügyek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Színjátszás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Jogismeret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Kalligrafia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Lénylovas 🔁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 office:value-type="string" calcext:value-type="string">
            <text:p>teve</text:p>
          </table:table-cell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Festészet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Szobrászat</text:p>
          </table:table-cell>
          <table:covered-table-cell table:style-name="ce513" table:content-validation-name="val79"/>
          <table:table-cell table:style-name="ce513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4" table:content-validation-name="val79"/>
          <table:table-cell table:style-name="ce514" table:content-validation-name="val82"/>
          <table:table-cell table:style-name="ce261" table:content-validation-name="val87"/>
          <table:table-cell table:style-name="ce577"/>
        </table:table-row>
        <table:table-row table:style-name="ro5">
          <table:table-cell table:style-name="ce333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5">
          <table:table-cell table:style-name="ce334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5">
          <table:table-cell table:style-name="ce334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ibarai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3" calcext:value-type="float">
            <text:p>3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office:value-type="string" calcext:value-type="string" table:number-columns-spanned="2" table:number-rows-spanned="1">
            <text:p>pyarroni</text:p>
          </table:table-cell>
          <table:covered-table-cell table:style-name="ce420"/>
          <table:table-cell table:style-name="ce513" table:content-validation-name="val84" office:value-type="float" office:value="2" calcext:value-type="float">
            <text:p>2</text:p>
          </table:table-cell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 office:value-type="float" office:value="1" calcext:value-type="float">
            <text:p>1</text:p>
          </table:table-cell>
          <table:table-cell table:style-name="ce531" table:content-validation-name="val87"/>
          <table:table-cell table:style-name="ce577" office:value-type="string" calcext:value-type="string">
            <text:p>erv</text:p>
          </table:table-cell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office:value-type="string" calcext:value-type="string" table:number-columns-spanned="2" table:number-rows-spanned="1">
            <text:p>toroni</text:p>
          </table:table-cell>
          <table:covered-table-cell table:style-name="ce420"/>
          <table:table-cell table:style-name="ce513" table:content-validation-name="val85" office:value-type="float" office:value="3" calcext:value-type="float">
            <text:p>3</text:p>
          </table:table-cell>
          <table:table-cell table:style-name="ce53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office:value-type="string" calcext:value-type="string" table:number-columns-spanned="2" table:number-rows-spanned="1">
            <text:p>shadoni</text:p>
          </table:table-cell>
          <table:covered-table-cell table:style-name="ce420"/>
          <table:table-cell table:style-name="ce513" table:content-validation-name="val85" office:value-type="float" office:value="3" calcext:value-type="float">
            <text:p>3</text:p>
          </table:table-cell>
          <table:table-cell table:style-name="ce53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5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Quazvin 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4" table:content-validation-name="val86"/>
          <table:table-cell table:style-name="ce514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61"/>
        <table:table-column table:style-name="co25" table:default-cell-style-name="ce661"/>
        <table:table-column table:style-name="co26" table:default-cell-style-name="ce661"/>
        <table:table-column table:style-name="co27" table:default-cell-style-name="ce661"/>
        <table:table-column table:style-name="co28" table:number-columns-repeated="2" table:default-cell-style-name="ce661"/>
        <table:table-column table:style-name="co29" table:number-columns-repeated="3" table:default-cell-style-name="ce661"/>
        <table:table-column table:style-name="co30" table:default-cell-style-name="ce661"/>
        <table:table-column table:style-name="co14" table:default-cell-style-name="ce661"/>
        <table:table-column table:style-name="co31" table:default-cell-style-name="ce661"/>
        <table:table-column table:style-name="co32" table:default-cell-style-name="ce661"/>
        <table:table-column table:style-name="co33" table:default-cell-style-name="ce661"/>
        <table:table-column table:style-name="co34" table:default-cell-style-name="ce661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61"/>
        <table:table-column table:style-name="co14" table:number-columns-repeated="16128" table:default-cell-style-name="ce66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89"/>
          <table:covered-table-cell table:number-columns-repeated="5" table:style-name="ce683"/>
          <table:covered-table-cell table:number-columns-repeated="2" table:style-name="ce589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4">
          <table:table-cell table:style-name="ce589"/>
          <table:table-cell table:style-name="ce589" table:number-columns-spanned="6" table:number-rows-spanned="1"/>
          <table:covered-table-cell table:number-columns-repeated="5" table:style-name="ce589"/>
          <table:table-cell table:style-name="ce589" table:number-columns-repeated="8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6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62" table:content-validation-name="val123" office:value-type="string" calcext:value-type="string">
            <text:p>Módosítók</text:p>
          </table:table-cell>
          <table:table-cell table:style-name="ce662" table:content-validation-name="val130" office:value-type="string" calcext:value-type="string">
            <text:p>Összesen</text:p>
          </table:table-cell>
          <table:table-cell table:style-name="ce589"/>
          <table:table-cell table:style-name="ce776" office:value-type="string" calcext:value-type="string" table:number-columns-spanned="2" table:number-rows-spanned="1">
            <text:p>Összesen felvett HM:</text:p>
          </table:table-cell>
          <table:covered-table-cell table:style-name="ce589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6" table:content-validation-name="val114" office:value-type="float" office:value="10" calcext:value-type="float">
            <text:p>10</text:p>
          </table:table-cell>
          <table:table-cell table:style-name="ce736" table:content-validation-name="val124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34" table:content-validation-name="val131" table:formula="of:=[.C4]+[.D4]" office:value-type="float" office:value="18" calcext:value-type="float">
            <text:p>18</text:p>
          </table:table-cell>
          <table:table-cell table:style-name="ce589"/>
          <table:table-cell table:style-name="ce776" office:value-type="string" calcext:value-type="string" table:number-columns-spanned="2" table:number-rows-spanned="1">
            <text:p>Max felvehető HM:</text:p>
          </table:table-cell>
          <table:covered-table-cell table:style-name="ce589"/>
          <table:table-cell table:style-name="ce987" table:content-validation-name="val151" table:formula="of:=[KP_tablazat.K20]*[Alapértékek.D8]" office:value-type="float" office:value="36" calcext:value-type="float">
            <text:p>36 HM</text:p>
          </table:table-cell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736" table:content-validation-name="val114" office:value-type="float" office:value="20" calcext:value-type="float">
            <text:p>20</text:p>
          </table:table-cell>
          <table:table-cell table:style-name="ce736" table:content-validation-name="val125" table:formula="of:=2*([Alapértékek.$C$18]+[Alapértékek.$C$20]+[Alapértékek.$C$21])" office:value-type="float" office:value="-2" calcext:value-type="float">
            <text:p>-2</text:p>
          </table:table-cell>
          <table:table-cell table:style-name="ce834" table:content-validation-name="val132" table:formula="of:=[.C5]+[.B5]+[.D5]" office:value-type="float" office:value="18" calcext:value-type="float">
            <text:p>18</text:p>
          </table:table-cell>
          <table:table-cell table:style-name="ce589" table:number-columns-repeated="5"/>
          <table:table-cell/>
          <table:table-cell table:style-name="ce589" table:number-columns-repeated="4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736" table:content-validation-name="val114" office:value-type="float" office:value="120" calcext:value-type="float">
            <text:p>120</text:p>
          </table:table-cell>
          <table:table-cell table:style-name="ce736" table:content-validation-name="val126" table:formula="of:=2*([Alapértékek.$C$20]+[Alapértékek.$C$21])" office:value-type="float" office:value="-2" calcext:value-type="float">
            <text:p>-2</text:p>
          </table:table-cell>
          <table:table-cell table:style-name="ce834" table:content-validation-name="val133" table:formula="of:=[.C6]+[.B6]+[.D6]" office:value-type="float" office:value="118" calcext:value-type="float">
            <text:p>118</text:p>
          </table:table-cell>
          <table:table-cell table:style-name="ce589" table:number-columns-repeated="5"/>
          <table:table-cell/>
          <table:table-cell table:style-name="ce589" table:number-columns-repeated="4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6">
          <table:table-cell table:style-name="ce589" table:number-columns-repeated="6"/>
          <table:table-cell table:style-name="ce776" office:value-type="string" calcext:value-type="string" table:number-columns-spanned="2" table:number-rows-spanned="1">
            <text:p>Össz felvett CM:</text:p>
          </table:table-cell>
          <table:covered-table-cell table:style-name="ce589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89"/>
          <table:table-cell/>
          <table:table-cell table:style-name="ce589" table:number-columns-repeated="4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36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6" calcext:value-type="float">
            <text:p>6</text:p>
          </table:table-cell>
          <table:table-cell table:style-name="ce834" table:content-validation-name="val134" table:formula="of:=[.C8]+[.B8]+[.D8]" office:value-type="float" office:value="-24" calcext:value-type="float">
            <text:p>-24</text:p>
          </table:table-cell>
          <table:table-cell table:style-name="ce589"/>
          <table:table-cell table:style-name="ce776" office:value-type="string" calcext:value-type="string" table:number-columns-spanned="2" table:number-rows-spanned="1">
            <text:p>Max felvehető CM:</text:p>
          </table:table-cell>
          <table:covered-table-cell table:style-name="ce589"/>
          <table:table-cell table:style-name="ce987" table:content-validation-name="val152" table:formula="of:=[KP_tablazat.K23]*[Alapértékek.$D$8]" office:value-type="float" office:value="24" calcext:value-type="float">
            <text:p>24 HM</text:p>
          </table:table-cell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589" table:number-columns-spanned="9" table:number-rows-spanned="1"/>
          <table:covered-table-cell table:number-columns-repeated="5" table:style-name="ce683"/>
          <table:covered-table-cell table:number-columns-repeated="3" table:style-name="ce589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0" calcext:value-type="float">
            <text:p>0</text:p>
          </table:table-cell>
          <table:table-cell table:style-name="ce589"/>
          <table:table-cell table:style-name="ce776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589"/>
          <table:table-cell table:style-name="ce776" office:value-type="string" calcext:value-type="string" table:number-columns-spanned="2" table:number-rows-spanned="1">
            <text:p>Átlag HM</text:p>
          </table:table-cell>
          <table:covered-table-cell table:style-name="ce589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840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9"/>
          <table:table-cell/>
          <table:table-cell table:style-name="ce589" table:number-columns-repeated="4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7" table:content-validation-name="val116" office:value-type="string" calcext:value-type="string">
            <text:p>Szint</text:p>
          </table:table-cell>
          <table:table-cell table:style-name="ce737" office:value-type="string" calcext:value-type="string">
            <text:p>KÉ</text:p>
          </table:table-cell>
          <table:table-cell table:style-name="ce737" office:value-type="string" calcext:value-type="string">
            <text:p>TÉ/CÉ</text:p>
          </table:table-cell>
          <table:table-cell table:style-name="ce737" office:value-type="string" calcext:value-type="string">
            <text:p>VÉ</text:p>
          </table:table-cell>
          <table:table-cell table:style-name="ce737" table:content-validation-name="val139" office:value-type="string" calcext:value-type="string">
            <text:p>Harckeret</text:p>
          </table:table-cell>
          <table:table-cell table:style-name="ce7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39" table:formula="of:=[.C14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3" calcext:value-type="float">
            <text:p>3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42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39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39" table:formula="of:=[.C16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39" table:formula="of:=[.C17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89" table:number-columns-repeated="2"/>
          <table:table-cell table:number-columns-repeated="2"/>
          <table:table-cell table:style-name="ce58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9">
          <table:table-cell table:style-name="ce595" table:number-columns-spanned="9" table:number-rows-spanned="1"/>
          <table:covered-table-cell table:number-columns-repeated="7" table:style-name="ce595"/>
          <table:covered-table-cell table:style-name="ce798"/>
          <table:table-cell table:style-name="ce59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7"/>
          <table:covered-table-cell table:number-columns-repeated="5" table:style-name="ce580"/>
          <table:covered-table-cell table:style-name="ce697"/>
          <table:covered-table-cell table:style-name="ce92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607" table:content-validation-name="val53" office:value-type="string" calcext:value-type="string">
            <text:p>Fegyver</text:p>
          </table:table-cell>
          <table:table-cell table:style-name="ce698" table:content-validation-name="val53" office:value-type="string" calcext:value-type="string">
            <text:p>Sebesség</text:p>
          </table:table-cell>
          <table:table-cell table:style-name="ce748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8" office:value-type="string" calcext:value-type="string">
            <text:p>SP</text:p>
          </table:table-cell>
          <table:table-cell table:style-name="ce748" office:value-type="string" calcext:value-type="string" table:number-columns-spanned="2" table:number-rows-spanned="1">
            <text:p>Komment</text:p>
          </table:table-cell>
          <table:covered-table-cell table:style-name="ce700"/>
          <table:table-cell table:style-name="ce595"/>
          <table:table-cell table:style-name="ce840"/>
          <table:table-cell table:number-columns-repeated="2"/>
          <table:table-cell table:style-name="ce840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1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3"/>
          <table:table-cell table:style-name="ce683" table:number-columns-repeated="4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10">
          <table:table-cell table:style-name="ce609" table:content-validation-name="val91" office:value-type="string" calcext:value-type="string">
            <text:p>Kard, dzsenn szablya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6]; kezifegyverek_all; 9; 0)); VLOOKUP([.$A26]; kezifegyverek_all; 9; 0) + [.$C26] * [KP_tablazat.E$47]; [KP_tablazat.$K$38])" office:value-type="float" office:value="8" calcext:value-type="float">
            <text:p>8</text:p>
          </table:table-cell>
          <table:table-cell table:style-name="ce751" table:content-validation-name="val42" table:formula="of:=IF(ISNUMBER(VLOOKUP([.$A26];kezifegyverek_all;10;0));(VLOOKUP([.$A26];kezifegyverek_all;10;0)+[.$C26]*[KP_tablazat.$F$47]);[KP_tablazat.$K$38])" office:value-type="float" office:value="15" calcext:value-type="float">
            <text:p>15</text:p>
          </table:table-cell>
          <table:table-cell table:style-name="ce751" table:content-validation-name="val42" table:formula="of:=IF(ISNUMBER(VLOOKUP([.$A26];kezifegyverek_all;11;0));(VLOOKUP([.$A26];kezifegyverek_all;11;0)+[.$C26]*[KP_tablazat.$G$47]);[KP_tablazat.$K$38])" office:value-type="float" office:value="15" calcext:value-type="float">
            <text:p>15</text:p>
          </table:table-cell>
          <table:table-cell table:style-name="ce751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4/6 V/S" calcext:value-type="string">
            <text:p>4/6 V/S</text:p>
          </table:table-cell>
          <table:table-cell table:style-name="ce961" table:content-validation-name="val53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10">
          <table:table-cell table:style-name="ce611" table:content-validation-name="val91" office:value-type="string" calcext:value-type="string">
            <text:p>Dzsambia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7]; kezifegyverek_all; 9; 0)); VLOOKUP([.$A27]; kezifegyverek_all; 9; 0) + [.$C27] * [KP_tablazat.E$47]; [KP_tablazat.$K$38])" office:value-type="float" office:value="2" calcext:value-type="float">
            <text:p>2</text:p>
          </table:table-cell>
          <table:table-cell table:style-name="ce751" table:content-validation-name="val42" table:formula="of:=IF(ISNUMBER(VLOOKUP([.$A27];kezifegyverek_all;10;0));(VLOOKUP([.$A27];kezifegyverek_all;10;0)+[.$C27]*[KP_tablazat.$F$47]);[KP_tablazat.$K$38])" office:value-type="float" office:value="4" calcext:value-type="float">
            <text:p>4</text:p>
          </table:table-cell>
          <table:table-cell table:style-name="ce751" table:content-validation-name="val42" table:formula="of:=IF(ISNUMBER(VLOOKUP([.$A27];kezifegyverek_all;11;0));(VLOOKUP([.$A27];kezifegyverek_all;11;0)+[.$C27]*[KP_tablazat.$G$47]);[KP_tablazat.$K$38])" office:value-type="float" office:value="4" calcext:value-type="float">
            <text:p>4</text:p>
          </table:table-cell>
          <table:table-cell table:style-name="ce751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/2 V/S" calcext:value-type="string">
            <text:p>0/2 V/S</text:p>
          </table:table-cell>
          <table:table-cell table:style-name="ce961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612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612" table:number-columns-spanned="2" table:number-rows-spanned="1"/>
          <table:covered-table-cell table:style-name="ce612"/>
          <table:table-cell table:style-name="ce835"/>
          <table:table-cell table:style-name="Default" table:number-columns-repeated="3"/>
          <table:table-cell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0"/>
          <table:table-cell table:style-name="ce595"/>
          <table:table-cell table:style-name="Default" table:number-columns-repeated="3"/>
          <table:table-cell table:style-name="ce840"/>
          <table:table-cell table:style-name="ce683" table:number-columns-repeated="2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607" table:content-validation-name="val92" office:value-type="string" calcext:value-type="string">
            <text:p>Távolsági fegyver</text:p>
          </table:table-cell>
          <table:table-cell table:style-name="ce698" table:content-validation-name="val53" office:value-type="string" calcext:value-type="string">
            <text:p>Sebesség</text:p>
          </table:table-cell>
          <table:table-cell table:style-name="ce748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8" office:value-type="string" calcext:value-type="string">
            <text:p>SP</text:p>
          </table:table-cell>
          <table:table-cell table:style-name="ce748" office:value-type="string" calcext:value-type="string" table:number-columns-spanned="2" table:number-rows-spanned="1">
            <text:p>Hatótáv + Komment</text:p>
          </table:table-cell>
          <table:covered-table-cell table:style-name="ce700"/>
          <table:table-cell table:style-name="ce595"/>
          <table:table-cell table:style-name="Default" table:number-columns-repeated="3"/>
          <table:table-cell table:style-name="ce840"/>
          <table:table-cell table:style-name="ce58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609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1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8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611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1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8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3"/>
          <table:covered-table-cell/>
          <table:covered-table-cell table:style-name="ce589"/>
          <table:covered-table-cell table:style-name="ce794"/>
          <table:table-cell table:style-name="ce589"/>
          <table:table-cell table:style-name="Default" table:number-columns-repeated="3"/>
          <table:table-cell table:style-name="ce58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9"/>
          <table:table-cell table:style-name="ce84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697" table:content-validation-name="val104"/>
          <table:table-cell table:style-name="ce698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89"/>
          <table:table-cell table:style-name="ce58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ce84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1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2" calcext:value-type="float">
            <text:p>-12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965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8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ce84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96"/>
          <table:table-cell table:style-name="ce751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6" calcext:value-type="float">
            <text:p>26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3" calcext:value-type="float">
            <text:p>33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3" calcext:value-type="float">
            <text:p>133</text:p>
          </table:table-cell>
          <table:table-cell table:style-name="ce751" table:content-validation-name="val141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58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ce84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96"/>
          <table:table-cell table:style-name="ce751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0" calcext:value-type="float">
            <text:p>0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751" table:content-validation-name="val141" table:formula="of:=[.G27]" office:value-type="string" office:string-value="0/2 V/S" calcext:value-type="string">
            <text:p>0/2 V/S</text:p>
          </table:table-cell>
          <table:table-cell table:style-name="ce965" table:number-columns-spanned="2" table:number-rows-spanned="1"/>
          <table:covered-table-cell table:style-name="ce799"/>
          <table:table-cell table:style-name="ce58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9"/>
          <table:table-cell table:style-name="ce84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1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[.G28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8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1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[.G29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8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1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29" table:content-validation-name="val141" table:formula="of:=[.G30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803"/>
          <table:table-cell table:style-name="ce58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8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8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5"/>
          <table:table-cell table:style-name="ce58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45"/>
          <table:covered-table-cell table:style-name="ce965"/>
          <table:covered-table-cell table:style-name="ce589"/>
          <table:table-cell table:style-name="ce58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89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2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0"/>
          <table:table-cell table:style-name="ce589"/>
          <table:table-cell/>
          <table:table-cell table:style-name="Default" table:number-columns-repeated="6"/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9"/>
          <table:table-cell/>
          <table:table-cell table:style-name="Default" table:number-columns-repeated="6"/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8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17"/>
          <table:table-cell table:style-name="ce846" table:content-validation-name="val119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9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14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14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0" table:number-columns-repeated="2"/>
          <table:table-cell table:style-name="ce633"/>
          <table:table-cell table:style-name="ce700"/>
          <table:table-cell table:style-name="ce633" table:number-columns-repeated="3"/>
          <table:table-cell table:style-name="ce810"/>
          <table:table-cell table:style-name="ce595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5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2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8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17" table:number-columns-spanned="2" table:number-rows-spanned="1"/>
          <table:covered-table-cell table:style-name="ce717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18" table:number-columns-spanned="2" table:number-rows-spanned="1"/>
          <table:covered-table-cell table:style-name="ce764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64" office:value-type="string" calcext:value-type="string">
            <text:p>Szúró</text:p>
          </table:table-cell>
          <table:table-cell table:style-name="ce76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7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4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4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95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18" table:content-validation-name="val110" table:number-columns-spanned="2" table:number-rows-spanned="1"/>
          <table:covered-table-cell table:style-name="ce76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89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089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089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089" table:content-validation-name="val158" table:formula="of:=IF([.$B$53]&gt;0;[.O$60];0)" office:value-type="float" office:value="0" calcext:value-type="float">
            <text:p>0</text:p>
          </table:table-cell>
          <table:table-cell table:style-name="ce1089" table:formula="of:=[.P60]" office:value-type="float" office:value="0" calcext:value-type="float">
            <text:p>0</text:p>
          </table:table-cell>
          <table:table-cell table:style-name="ce907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18" table:content-validation-name="val111" table:number-columns-spanned="2" table:number-rows-spanned="1"/>
          <table:covered-table-cell table:style-name="ce718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89" table:number-columns-repeated="3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718" table:content-validation-name="val112" table:number-columns-spanned="2" table:number-rows-spanned="1"/>
          <table:covered-table-cell table:style-name="ce718"/>
          <table:table-cell table:style-name="ce70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589" table:number-columns-repeated="3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18" table:content-validation-name="val113" table:number-columns-spanned="2" table:number-rows-spanned="1"/>
          <table:covered-table-cell table:style-name="ce718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74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74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589" table:number-columns-repeated="2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595"/>
          <table:covered-table-cell table:number-columns-repeated="3"/>
          <table:covered-table-cell table:style-name="ce595"/>
          <table:covered-table-cell table:style-name="ce798"/>
          <table:table-cell table:style-name="ce589" table:number-columns-repeated="3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9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67" table:number-columns-repeated="6"/>
          <table:table-cell table:style-name="ce893"/>
          <table:table-cell table:style-name="ce633"/>
          <table:table-cell table:style-name="ce767" table:number-columns-repeated="238"/>
          <table:table-cell table:style-name="ce58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66"/>
          <table:table-cell table:style-name="ce710"/>
          <table:table-cell table:style-name="ce773"/>
          <table:table-cell table:style-name="ce90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68"/>
          <table:table-cell table:style-name="ce716"/>
          <table:table-cell table:style-name="ce777"/>
          <table:table-cell table:style-name="ce903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75"/>
          <table:table-cell table:style-name="ce719"/>
          <table:table-cell table:style-name="ce778"/>
          <table:table-cell table:style-name="ce904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76"/>
          <table:table-cell table:style-name="ce725"/>
          <table:table-cell table:style-name="ce780"/>
          <table:table-cell table:style-name="ce911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77"/>
          <table:table-cell table:style-name="ce727"/>
          <table:table-cell table:style-name="ce781"/>
          <table:table-cell table:style-name="ce912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7"/>
          <table:covered-table-cell table:style-name="ce825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7" calcext:value-type="float">
            <text:p>-7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17" calcext:value-type="float">
            <text:p>-17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27" calcext:value-type="float">
            <text:p>-27</text:p>
          </table:table-cell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7"/>
          <table:table-cell table:style-name="ce589" table:number-columns-repeated="6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>
          <table:table-cell table:style-name="ce589"/>
          <table:table-cell table:style-name="ce556"/>
          <table:table-cell table:style-name="ce589" table:number-columns-repeated="13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 table:number-rows-repeated="65465">
          <table:table-cell table:style-name="ce589" table:number-columns-repeated="15"/>
          <table:table-cell table:style-name="ce683"/>
          <table:table-cell table:style-name="ce633"/>
          <table:table-cell table:style-name="ce589" table:number-columns-repeated="239"/>
          <table:table-cell table:number-columns-repeated="16128"/>
        </table:table-row>
        <table:table-row table:style-name="ro2" table:number-rows-repeated="9">
          <table:table-cell table:style-name="ce58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373" calcext:value-type="float" table:number-columns-spanned="2" table:number-rows-spanned="1">
            <text:p>373</text:p>
          </table:table-cell>
          <table:covered-table-cell/>
          <table:table-cell/>
          <table:table-cell table:style-name="ce993" office:value-type="string" calcext:value-type="string">
            <text:p>Aura Alap</text:p>
          </table:table-cell>
          <table:table-cell table:style-name="ce1173" table:content-validation-name="val165" table:formula="of:=[$Alapértékek.D8]+[$Alapértékek.C24]" office:value-type="float" office:value="9" calcext:value-type="float">
            <text:p>9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Arkánumo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6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6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5">
          <table:table-cell table:style-name="ce34" table:content-validation-name="val159" office:value-type="string" calcext:value-type="string" table:number-columns-spanned="4" table:number-rows-spanned="1">
            <text:p>Faji tradíció: Dzsenn</text:p>
          </table:table-cell>
          <table:covered-table-cell table:style-name="ce726" table:content-validation-name="val159"/>
          <table:covered-table-cell table:style-name="ce254" table:content-validation-name="val159"/>
          <table:covered-table-cell table:style-name="ce252" table:content-validation-name="val159"/>
          <table:table-cell table:style-name="ce967" table:content-validation-name="val61" office:value-type="float" office:value="9" calcext:value-type="float">
            <text:p>9</text:p>
          </table:table-cell>
          <table:table-cell table:style-name="ce244" table:content-validation-name="val42" table:formula="of:=IF([.$E7];VLOOKUP([.$E7];KP_táblázat;MATCH(&quot;Átfogó&quot;;KP_fejléc;0);0);0)" office:value-type="float" office:value="94" calcext:value-type="float">
            <text:p>94</text:p>
          </table:table-cell>
          <table:table-cell/>
          <table:table-cell table:style-name="ce36" table:content-validation-name="val163" office:value-type="string" calcext:value-type="string" table:number-columns-spanned="4" table:number-rows-spanned="1">
            <text:p>Elemi mágia</text:p>
          </table:table-cell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6" calcext:value-type="float">
            <text:p>6</text:p>
          </table:table-cell>
          <table:table-cell table:style-name="ce244" table:content-validation-name="val42" table:formula="of:=IF([.$L7];VLOOKUP([.$L7];KP_táblázat;MATCH(&quot;Átfogó&quot;;KP_fejléc;0);0);0)" office:value-type="float" office:value="46" calcext:value-type="float">
            <text:p>46</text:p>
          </table:table-cell>
          <table:table-cell table:number-columns-repeated="16371"/>
        </table:table-row>
        <table:table-row table:style-name="ro5">
          <table:table-cell table:style-name="ce34" table:content-validation-name="val159" table:number-columns-spanned="4" table:number-rows-spanned="1"/>
          <table:covered-table-cell table:style-name="ce726" table:content-validation-name="val159"/>
          <table:covered-table-cell table:style-name="ce254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office:value-type="string" calcext:value-type="string" table:number-columns-spanned="4" table:number-rows-spanned="1">
            <text:p>Asztrálmágia</text:p>
          </table:table-cell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9" calcext:value-type="float">
            <text:p>9</text:p>
          </table:table-cell>
          <table:table-cell table:style-name="ce244" table:content-validation-name="val42" table:formula="of:=IF([.$L8];VLOOKUP([.$L8];KP_táblázat;MATCH(&quot;Átfogó&quot;;KP_fejléc;0);0);0)" office:value-type="float" office:value="94" calcext:value-type="float">
            <text:p>94</text:p>
          </table:table-cell>
          <table:table-cell table:number-columns-repeated="16371"/>
        </table:table-row>
        <table:table-row table:style-name="ro5">
          <table:table-cell table:style-name="ce1118" table:content-validation-name="val159" table:number-columns-spanned="4" table:number-rows-spanned="1"/>
          <table:covered-table-cell table:style-name="ce1329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69" office:value-type="string" calcext:value-type="string">
            <text:p>Max</text:p>
          </table:table-cell>
          <table:table-cell table:style-name="ce69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6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3" calcext:value-type="float">
            <text:p>3</text:p>
          </table:table-cell>
          <table:table-cell table:style-name="ce1041" table:content-validation-name="val42" table:formula="of:=[.$E13]*[$KP_tablazat.$K$14]" office:value-type="float" office:value="45" calcext:value-type="float">
            <text:p>45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6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124" office:value-type="string" calcext:value-type="string" table:number-columns-spanned="4" table:number-rows-spanned="1">
            <text:p>Pszí használat</text:p>
          </table:table-cell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2" office:value-type="float" office:value="9" calcext:value-type="float">
            <text:p>9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94" calcext:value-type="float">
            <text:p>94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18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5">
          <table:table-cell table:style-name="ce1124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5">
          <table:table-cell table:style-name="ce1124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5">
          <table:table-cell table:style-name="ce1124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124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124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1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5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144" table:number-columns-spanned="4" table:number-rows-spanned="1"/>
          <table:covered-table-cell table:number-columns-repeated="3" table:style-name="ce1144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144" table:number-columns-spanned="4" table:number-rows-spanned="1"/>
          <table:covered-table-cell table:number-columns-repeated="3" table:style-name="ce1144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6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26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14"/>
          <table:table-cell table:style-name="ce1425" office:value-type="string" calcext:value-type="string">
            <text:p>Fegyver</text:p>
          </table:table-cell>
          <table:table-cell table:style-name="ce1442" office:value-type="string" calcext:value-type="string">
            <text:p>Típus</text:p>
          </table:table-cell>
          <table:table-cell table:style-name="ce1425" office:value-type="string" calcext:value-type="string">
            <text:p>SP</text:p>
          </table:table-cell>
          <table:table-cell table:style-name="ce1489" office:value-type="string" calcext:value-type="string">
            <text:p>Sebzés módja</text:p>
          </table:table-cell>
          <table:table-cell table:style-name="ce1495" office:value-type="string" calcext:value-type="string">
            <text:p>Átütés</text:p>
          </table:table-cell>
          <table:table-cell table:style-name="ce1495" office:value-type="string" calcext:value-type="string">
            <text:p>Íves</text:p>
          </table:table-cell>
          <table:table-cell table:style-name="ce1510" office:value-type="string" calcext:value-type="string">
            <text:p>1,5 kezes</text:p>
          </table:table-cell>
          <table:table-cell table:style-name="ce1495" office:value-type="string" calcext:value-type="string">
            <text:p>Pengehossz</text:p>
          </table:table-cell>
          <table:table-cell table:style-name="ce1495" office:value-type="string" calcext:value-type="string">
            <text:p>KÉ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495" office:value-type="string" calcext:value-type="string">
            <text:p>Sebesség</text:p>
          </table:table-cell>
          <table:table-cell table:style-name="ce1442" office:value-type="string" calcext:value-type="string">
            <text:p>Harcmodor</text:p>
          </table:table-cell>
          <table:table-cell table:style-name="ce1543" office:value-type="string" calcext:value-type="string">
            <text:p>Megjegyzés</text:p>
          </table:table-cell>
          <table:table-cell table:style-name="ce1580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Közelharci fegyverek</text:p>
          </table:table-cell>
          <table:table-cell table:style-name="ce1426" office:value-type="string" calcext:value-type="string">
            <text:p><text:s/>__</text:p>
          </table:table-cell>
          <table:table-cell table:style-name="ce1443"/>
          <table:table-cell table:style-name="ce1443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/>
          <table:table-cell table:style-name="ce1511"/>
          <table:table-cell table:number-columns-repeated="3" table:style-name="ce1426" office:value-type="string" calcext:value-type="string">
            <text:p>x</text:p>
          </table:table-cell>
          <table:table-cell table:number-columns-repeated="2" table:style-name="ce1523" office:value-type="string" calcext:value-type="string">
            <text:p>x</text:p>
          </table:table-cell>
          <table:table-cell table:style-name="ce1426" table:number-columns-repeated="2"/>
          <table:table-cell table:style-name="ce1581" table:number-columns-repeated="241"/>
          <table:table-cell table:number-columns-repeated="16128"/>
        </table:table-row>
        <table:table-row table:style-name="ro17">
          <table:table-cell/>
          <table:table-cell table:style-name="ce1427" office:value-type="string" calcext:value-type="string">
            <text:p>Puszta kéz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-5" calcext:value-type="float">
            <text:p>-5</text:p>
          </table:table-cell>
          <table:table-cell table:style-name="ce1446" office:value-type="string" calcext:value-type="string">
            <text:p>Z</text:p>
          </table:table-cell>
          <table:table-cell table:number-columns-repeated="2" table:style-name="ce1446" office:value-type="float" office:value="0" calcext:value-type="float">
            <text:p>0</text:p>
          </table:table-cell>
          <table:table-cell table:style-name="ce1513"/>
          <table:table-cell table:style-name="ce1522" office:value-type="float" office:value="0" calcext:value-type="float">
            <text:p>0</text:p>
          </table:table-cell>
          <table:table-cell table:number-columns-repeated="3" table:style-name="ce1446" office:value-type="float" office:value="-10" calcext:value-type="float">
            <text:p>-10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Tő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14"/>
          <table:table-cell table:style-name="ce1428" office:value-type="string" calcext:value-type="string">
            <text:p>Béltépő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Dzsambi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Garott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string" calcext:value-type="string">
            <text:p>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string" calcext:value-type="string">
            <text:p>spec.</text:p>
          </table:table-cell>
          <table:table-cell table:number-columns-repeated="3"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-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Krisz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Levéltőr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1" calcext:value-type="float">
            <text:p>1</text:p>
          </table:table-cell>
          <table:table-cell table:style-name="ce1456" office:value-type="string" calcext:value-type="string">
            <text:p>S/V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2" calcext:value-type="float">
            <text:p>2</text:p>
          </table:table-cell>
          <table:table-cell table:style-name="ce1456" office:value-type="float" office:value="4" calcext:value-type="float">
            <text:p>4</text:p>
          </table:table-cell>
          <table:table-cell table:number-columns-repeated="2"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Markolatgomb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Z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56" office:value-type="float" office:value="0" calcext:value-type="float">
            <text:p>0</text:p>
          </table:table-cell>
          <table:table-cell table:number-columns-repeated="3" table:style-name="ce1456" office:value-type="float" office:value="-7" calcext:value-type="float">
            <text:p>-7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Méregfog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S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1" calcext:value-type="float">
            <text:p>1</text:p>
          </table:table-cell>
          <table:table-cell table:number-columns-repeated="2" table:style-name="ce1456" office:value-type="float" office:value="3" calcext:value-type="float">
            <text:p>3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Pugos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Ramier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3" calcext:value-type="float">
            <text:p>3</text:p>
          </table:table-cell>
          <table:table-cell table:number-columns-repeated="3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Tőr, hárít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50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428" office:value-type="string" calcext:value-type="string">
            <text:p>Tőr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Tőr, ököl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6369"/>
        </table:table-row>
        <table:table-row table:style-name="ro2">
          <table:table-cell table:style-name="ce1420"/>
          <table:table-cell table:style-name="ce1429" office:value-type="string" calcext:value-type="string">
            <text:p>Tőr, páncélszúró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96" office:value-type="string" calcext:value-type="string">
            <text:p>5+Erő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28" office:value-type="string" calcext:value-type="string">
            <text:p>Tőr, Sla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6369"/>
        </table:table-row>
        <table:table-row table:style-name="ro5">
          <table:table-cell table:style-name="ce1329"/>
          <table:table-cell table:style-name="ce1430" office:value-type="string" calcext:value-type="string">
            <text:p>Vasököl / páncélkesztyű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97" office:value-type="float" office:value="0" calcext:value-type="float">
            <text:p>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number-columns-repeated="3" table:style-name="ce1449" office:value-type="float" office:value="-7" calcext:value-type="float">
            <text:p>-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9">
          <table:table-cell table:style-name="ce1416" office:value-type="string" calcext:value-type="string">
            <text:p>Kardvívó fegyverek</text:p>
          </table:table-cell>
          <table:table-cell table:style-name="ce1427" office:value-type="string" calcext:value-type="string">
            <text:p>Kard, dzsenn szablya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4" calcext:value-type="float">
            <text:p>4</text:p>
          </table:table-cell>
          <table:table-cell table:style-name="ce1446" office:value-type="string" calcext:value-type="string">
            <text:p>V/S</text:p>
          </table:table-cell>
          <table:table-cell table:style-name="ce1446" office:value-type="float" office:value="0" calcext:value-type="float">
            <text:p>0</text:p>
          </table:table-cell>
          <table:table-cell table:style-name="ce1446" office:value-type="float" office:value="1" calcext:value-type="float">
            <text:p>1</text:p>
          </table:table-cell>
          <table:table-cell table:style-name="ce1513"/>
          <table:table-cell table:style-name="ce1446" office:value-type="float" office:value="1" calcext:value-type="float">
            <text:p>1</text:p>
          </table:table-cell>
          <table:table-cell table:style-name="ce1446" office:value-type="float" office:value="8" calcext:value-type="float">
            <text:p>8</text:p>
          </table:table-cell>
          <table:table-cell table:number-columns-repeated="2" table:style-name="ce1446" office:value-type="float" office:value="15" calcext:value-type="float">
            <text:p>15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emreli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number-columns-repeated="2"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/>
          <table:table-cell table:number-columns-repeated="16369"/>
        </table:table-row>
        <table:table-row table:style-name="ro20">
          <table:table-cell/>
          <table:table-cell table:style-name="ce1428" office:value-type="string" calcext:value-type="string">
            <text:p>Kard, fejvadász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ard, handzsá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hiequa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S/V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428" office:value-type="string" calcext:value-type="string">
            <text:p>Kard, hosszú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Kard, jatagá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a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20" calcext:value-type="float">
            <text:p>20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khossa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428" office:value-type="string" calcext:value-type="string">
            <text:p>Kard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number-columns-repeated="2" table:style-name="ce1447" office:value-type="float" office:value="11" calcext:value-type="float">
            <text:p>11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428" office:value-type="string" calcext:value-type="string">
            <text:p>Kard, La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lovag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Kard, másfél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ard, mester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ard, Pu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ard, Slan 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9" calcext:value-type="float">
            <text:p>19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Slan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1" calcext:value-type="float">
            <text:p>11</text:p>
          </table:table-cell>
          <table:table-cell table:number-columns-repeated="2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28" office:value-type="string" calcext:value-type="string">
            <text:p>Kard, Slan csata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23" calcext:value-type="float">
            <text:p>23</text:p>
          </table:table-cell>
          <table:table-cell table:style-name="ce1447" office:value-type="float" office:value="17" calcext:value-type="float">
            <text:p>17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428" office:value-type="string" calcext:value-type="string">
            <text:p>Kard, szably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20"/>
          <table:table-cell table:style-name="ce1429" office:value-type="string" calcext:value-type="string">
            <text:p>Mara-sequor 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20" calcext:value-type="float">
            <text:p>20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0"/>
          <table:table-cell table:style-name="ce1429" office:value-type="string" calcext:value-type="string">
            <text:p>Meneth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28" office:value-type="string" calcext:value-type="string">
            <text:p>Predoci egyeneskard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Sequor 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60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21"/>
          <table:table-cell table:style-name="ce1432" office:value-type="string" calcext:value-type="string">
            <text:p>Tőrkar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Zúzó fegyverek</text:p>
          </table:table-cell>
          <table:table-cell table:style-name="ce1427" office:value-type="string" calcext:value-type="string">
            <text:p>Bot, rövid</text:p>
          </table:table-cell>
          <table:table-cell table:style-name="ce1446" office:value-type="string" calcext:value-type="string">
            <text:p>egykezes</text:p>
          </table:table-cell>
          <table:table-cell table:style-name="ce1452" office:value-type="float" office:value="-3" calcext:value-type="float">
            <text:p>-3</text:p>
          </table:table-cell>
          <table:table-cell table:style-name="ce1452" office:value-type="string" calcext:value-type="string">
            <text:p>Z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13"/>
          <table:table-cell table:style-name="ce1447" office:value-type="float" office:value="0.5" calcext:value-type="float">
            <text:p>0.5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9" calcext:value-type="float">
            <text:p>9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2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ot, furkó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-1" calcext:value-type="float">
            <text:p>-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5">
          <table:table-cell/>
          <table:table-cell table:style-name="ce1428" office:value-type="string" calcext:value-type="string">
            <text:p>Buzogá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91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52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2" calcext:value-type="float">
            <text:p>12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kétkezes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20" calcext:value-type="float">
            <text:p>20</text:p>
          </table:table-cell>
          <table:table-cell table:number-columns-repeated="2" table:style-name="ce1448" office:value-type="float" office:value="8" calcext:value-type="float">
            <text:p>8</text:p>
          </table:table-cell>
          <table:table-cell table:style-name="ce1534" office:value-type="string" calcext:value-type="string">
            <text:p>zúz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lánco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15" calcext:value-type="float">
            <text:p>15</text:p>
          </table:table-cell>
          <table:table-cell table:number-columns-repeated="2"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shadleki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tolla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Csatabárd, egykeze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2" office:value-type="string" calcext:value-type="string">
            <text:p>Z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28" office:value-type="string" calcext:value-type="string">
            <text:p>Csatabá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zúzás</text:p>
          </table:table-cell>
          <table:table-cell table:style-name="ce1556"/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Csatacsákány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4" calcext:value-type="float">
            <text:p>1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zúzás</text:p>
          </table:table-cell>
          <table:table-cell table:style-name="ce15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1"/>
          <table:table-cell table:style-name="ce1432" office:value-type="string" calcext:value-type="string">
            <text:p>Harci kalapács</text:p>
          </table:table-cell>
          <table:table-cell table:style-name="ce1451" office:value-type="string" calcext:value-type="string">
            <text:p>kétkezes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.5" calcext:value-type="float">
            <text:p>1.5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20" calcext:value-type="float">
            <text:p>20</text:p>
          </table:table-cell>
          <table:table-cell table:number-columns-repeated="2" table:style-name="ce1451" office:value-type="float" office:value="8" calcext:value-type="float">
            <text:p>8</text:p>
          </table:table-cell>
          <table:table-cell table:style-name="ce1537" office:value-type="string" calcext:value-type="string">
            <text:p>zúzás</text:p>
          </table:table-cell>
          <table:table-cell table:style-name="ce156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Lándzsavívó fegyverek</text:p>
          </table:table-cell>
          <table:table-cell table:style-name="ce1433" office:value-type="string" calcext:value-type="string">
            <text:p>Alabárd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string" calcext:value-type="string">
            <text:p>S+Z/V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0" calcext:value-type="float">
            <text:p>0</text:p>
          </table:table-cell>
          <table:table-cell table:style-name="ce1513"/>
          <table:table-cell table:style-name="ce1448" office:value-type="float" office:value="3" calcext:value-type="float">
            <text:p>3</text:p>
          </table:table-cell>
          <table:table-cell table:style-name="ce1452" office:value-type="float" office:value="12" calcext:value-type="float">
            <text:p>12</text:p>
          </table:table-cell>
          <table:table-cell table:number-columns-repeated="2" table:style-name="ce1452" office:value-type="float" office:value="28" calcext:value-type="float">
            <text:p>28</text:p>
          </table:table-cell>
          <table:table-cell table:style-name="ce1452" office:value-type="float" office:value="8" calcext:value-type="float">
            <text:p>8</text:p>
          </table:table-cell>
          <table:table-cell table:style-name="ce1534" office:value-type="string" calcext:value-type="string">
            <text:p>lándzsavívás</text:p>
          </table:table-cell>
          <table:table-cell table:style-name="ce156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5">
          <table:table-cell table:style-name="ce1420"/>
          <table:table-cell table:style-name="ce1429" office:value-type="string" calcext:value-type="string">
            <text:p>Bot, hosszú</text:p>
          </table:table-cell>
          <table:table-cell table:style-name="ce1448" office:value-type="string" calcext:value-type="string">
            <text:p>kétkezes</text:p>
          </table:table-cell>
          <table:table-cell table:style-name="ce1458" office:value-type="float" office:value="1" calcext:value-type="float">
            <text:p>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24" calcext:value-type="float">
            <text:p>24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20"/>
          <table:table-cell table:style-name="ce1429" office:value-type="string" calcext:value-type="string">
            <text:p>Lándzs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number-columns-repeated="2" table:style-name="ce1448" office:value-type="float" office:value="32" calcext:value-type="float">
            <text:p>3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20"/>
          <table:table-cell table:style-name="ce1429" office:value-type="string" calcext:value-type="string">
            <text:p>Pik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8" calcext:value-type="float">
            <text:p>18</text:p>
          </table:table-cell>
          <table:table-cell table:number-columns-repeated="2" table:style-name="ce1448" office:value-type="float" office:value="40" calcext:value-type="float">
            <text:p>40</text:p>
          </table:table-cell>
          <table:table-cell table:style-name="ce1448" office:value-type="float" office:value="9" calcext:value-type="float">
            <text:p>9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0"/>
          <table:table-cell table:style-name="ce1429" office:value-type="string" calcext:value-type="string">
            <text:p>Szigo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7" calcext:value-type="float">
            <text:p>7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2"/>
          <table:table-cell table:style-name="ce1434" office:value-type="string" calcext:value-type="string">
            <text:p>Szigony, kétkeze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4" calcext:value-type="float">
            <text:p>4</text:p>
          </table:table-cell>
          <table:table-cell table:style-name="ce1453" office:value-type="string" calcext:value-type="string">
            <text:p>S</text:p>
          </table:table-cell>
          <table:table-cell table:style-name="ce1453" office:value-type="float" office:value="2" calcext:value-type="float">
            <text:p>2</text:p>
          </table:table-cell>
          <table:table-cell table:style-name="ce1453" office:value-type="float" office:value="0" calcext:value-type="float">
            <text:p>0</text:p>
          </table:table-cell>
          <table:table-cell table:style-name="ce1517"/>
          <table:table-cell table:style-name="ce1453" office:value-type="float" office:value="3" calcext:value-type="float">
            <text:p>3</text:p>
          </table:table-cell>
          <table:table-cell table:style-name="ce1453" office:value-type="float" office:value="10" calcext:value-type="float">
            <text:p>10</text:p>
          </table:table-cell>
          <table:table-cell table:style-name="ce1453" office:value-type="float" office:value="22" calcext:value-type="float">
            <text:p>22</text:p>
          </table:table-cell>
          <table:table-cell table:style-name="ce1453" office:value-type="float" office:value="26" calcext:value-type="float">
            <text:p>26</text:p>
          </table:table-cell>
          <table:table-cell table:style-name="ce1453" office:value-type="float" office:value="8" calcext:value-type="float">
            <text:p>8</text:p>
          </table:table-cell>
          <table:table-cell table:style-name="ce1538" office:value-type="string" calcext:value-type="string">
            <text:p>lándzsavívás</text:p>
          </table:table-cell>
          <table:table-cell table:style-name="ce1567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5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5"/>
          <table:table-cell table:number-columns-repeated="16370"/>
        </table:table-row>
        <table:table-row table:style-name="ro2">
          <table:table-cell table:style-name="ce1423"/>
          <table:table-cell table:style-name="ce1435" office:value-type="string" calcext:value-type="string">
            <text:p>Fegyver</text:p>
          </table:table-cell>
          <table:table-cell table:style-name="ce1454" office:value-type="string" calcext:value-type="string">
            <text:p>Forgatás módja</text:p>
          </table:table-cell>
          <table:table-cell table:style-name="ce1435" office:value-type="string" calcext:value-type="string">
            <text:p>SP</text:p>
          </table:table-cell>
          <table:table-cell table:style-name="ce1454" office:value-type="string" calcext:value-type="string">
            <text:p>Sebzés módja</text:p>
          </table:table-cell>
          <table:table-cell table:style-name="ce1435" office:value-type="string" calcext:value-type="string">
            <text:p>Átütés</text:p>
          </table:table-cell>
          <table:table-cell table:style-name="ce1435" table:number-columns-repeated="2"/>
          <table:table-cell table:style-name="ce1435" office:value-type="string" calcext:value-type="string">
            <text:p>Hatótáv</text:p>
          </table:table-cell>
          <table:table-cell table:style-name="ce1435" office:value-type="string" calcext:value-type="string">
            <text:p>KÉ</text:p>
          </table:table-cell>
          <table:table-cell table:style-name="ce1435" office:value-type="string" calcext:value-type="string">
            <text:p>CÉ</text:p>
          </table:table-cell>
          <table:table-cell table:style-name="ce1435" office:value-type="string" calcext:value-type="string">
            <text:p>Osztó</text:p>
          </table:table-cell>
          <table:table-cell table:style-name="ce1435" office:value-type="string" calcext:value-type="string">
            <text:p>Sebesség</text:p>
          </table:table-cell>
          <table:table-cell table:style-name="ce1435" office:value-type="string" calcext:value-type="string">
            <text:p>Harcmodor</text:p>
          </table:table-cell>
          <table:table-cell table:style-name="ce1435"/>
          <table:table-cell table:style-name="ce15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16" office:value-type="string" calcext:value-type="string">
            <text:p>Hajítófegyverek</text:p>
          </table:table-cell>
          <table:table-cell table:style-name="ce1436" office:value-type="string" calcext:value-type="string">
            <text:p>Bola</text:p>
          </table:table-cell>
          <table:table-cell table:style-name="ce1436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number-columns-repeated="2" table:style-name="ce1461" office:value-type="float" office:value="2" calcext:value-type="float">
            <text:p>2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/>
          <table:table-cell table:number-columns-repeated="16369"/>
        </table:table-row>
        <table:table-row table:style-name="ro23">
          <table:table-cell table:style-name="ce1424"/>
          <table:table-cell table:style-name="ce1437" office:value-type="string" calcext:value-type="string">
            <text:p>Dárda</text:p>
          </table:table-cell>
          <table:table-cell table:style-name="ce1437" office:value-type="string" calcext:value-type="string">
            <text:p>egy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3" calcext:value-type="float">
            <text:p>3</text:p>
          </table:table-cell>
          <table:table-cell table:style-name="ce1500" table:number-columns-repeated="2"/>
          <table:table-cell table:style-name="ce1462" office:value-type="string" calcext:value-type="string">
            <text:p>5m + (Erő x 3)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3" calcext:value-type="float">
            <text:p>3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7" calcext:value-type="float">
            <text:p>7</text:p>
          </table:table-cell>
          <table:table-cell table:style-name="ce1540" office:value-type="string" calcext:value-type="string">
            <text:p>hajítás</text:p>
          </table:table-cell>
          <table:table-cell table:style-name="ce1570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86"/>
          <table:table-cell table:style-name="ce60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36" office:value-type="string" calcext:value-type="string">
            <text:p>Dobóhál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4m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Hajítóbárd</text:p>
          </table:table-cell>
          <table:table-cell table:style-name="ce1440" office:value-type="string" calcext:value-type="string">
            <text:p>egykezes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4" calcext:value-type="float">
            <text:p>4</text:p>
          </table:table-cell>
          <table:table-cell table:style-name="ce1438" office:value-type="float" office:value="2" calcext:value-type="float">
            <text:p>2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414"/>
          <table:table-cell table:style-name="ce1439" office:value-type="string" calcext:value-type="string">
            <text:p>Hajítótőr</text:p>
          </table:table-cell>
          <table:table-cell table:style-name="ce1437" office:value-type="string" calcext:value-type="string">
            <text:p>egykezes</text:p>
          </table:table-cell>
          <table:table-cell table:style-name="ce1439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15m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4" calcext:value-type="float">
            <text:p>4</text:p>
          </table:table-cell>
          <table:table-cell table:style-name="ce1439" office:value-type="float" office:value="2" calcext:value-type="float">
            <text:p>2</text:p>
          </table:table-cell>
          <table:table-cell table:style-name="ce1527" office:value-type="float" office:value="5" calcext:value-type="float">
            <text:p>5</text:p>
          </table:table-cell>
          <table:table-cell table:style-name="ce1542" office:value-type="string" calcext:value-type="string">
            <text:p>hajítás</text:p>
          </table:table-cell>
          <table:table-cell table:style-name="ce1572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38" office:value-type="string" calcext:value-type="string">
            <text:p>kő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10" calcext:value-type="float">
            <text:p>-10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40" office:value-type="string" calcext:value-type="string">
            <text:p>Lassz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10m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6" office:value-type="string" calcext:value-type="string">
            <text:p>Sebesülés az esés következtében lehet.</text:p>
          </table:table-cell>
          <table:table-cell table:style-name="ce603" table:number-columns-repeated="241"/>
          <table:table-cell table:number-columns-repeated="16128"/>
        </table:table-row>
        <table:table-row table:style-name="ro14">
          <table:table-cell/>
          <table:table-cell table:style-name="ce1440" office:value-type="string" calcext:value-type="string">
            <text:p>Parittya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Ramiera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0" calcext:value-type="float">
            <text:p>0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0m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float" office:value="1" calcext:value-type="float">
            <text:p>1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8" office:value-type="string" calcext:value-type="string">
            <text:p>Slan csillag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5" calcext:value-type="float">
            <text:p>-5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5m</text:p>
          </table:table-cell>
          <table:table-cell table:style-name="ce1467" office:value-type="float" office:value="12" calcext:value-type="float">
            <text:p>12</text:p>
          </table:table-cell>
          <table:table-cell table:style-name="ce1467" office:value-type="float" office:value="3" calcext:value-type="float">
            <text:p>3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4" calcext:value-type="float">
            <text:p>4</text:p>
          </table:table-cell>
          <table:table-cell table:style-name="ce1533" office:value-type="string" calcext:value-type="string">
            <text:p>hajítás</text:p>
          </table:table-cell>
          <table:table-cell table:style-name="ce1575"/>
          <table:table-cell table:number-columns-repeated="16369"/>
        </table:table-row>
        <table:table-row table:style-name="ro2">
          <table:table-cell table:style-name="ce1329"/>
          <table:table-cell table:style-name="ce1441" office:value-type="string" calcext:value-type="string">
            <text:p>Tőr</text:p>
          </table:table-cell>
          <table:table-cell table:style-name="ce144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4" table:number-columns-repeated="2"/>
          <table:table-cell table:style-name="ce1479" office:value-type="string" calcext:value-type="string">
            <text:p>10m</text:p>
          </table:table-cell>
          <table:table-cell table:style-name="ce1479" office:value-type="float" office:value="7" calcext:value-type="float">
            <text:p>7</text:p>
          </table:table-cell>
          <table:table-cell table:style-name="ce1479" office:value-type="float" office:value="2" calcext:value-type="float">
            <text:p>2</text:p>
          </table:table-cell>
          <table:table-cell table:style-name="ce1441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16" office:value-type="string" calcext:value-type="string">
            <text:p>Íjász lőfegyverek</text:p>
          </table:table-cell>
          <table:table-cell table:style-name="ce1436" office:value-type="string" calcext:value-type="string">
            <text:p>Rövid íj</text:p>
          </table:table-cell>
          <table:table-cell table:style-name="ce1436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style-name="ce1498" office:value-type="float" office:value="0" calcext:value-type="float">
            <text:p>0</text:p>
          </table:table-cell>
          <table:table-cell table:style-name="ce1505"/>
          <table:table-cell table:style-name="ce1519"/>
          <table:table-cell table:style-name="ce1461" office:value-type="string" calcext:value-type="string">
            <text:p>60m</text:p>
          </table:table-cell>
          <table:table-cell table:number-columns-repeated="2" table:style-name="ce1461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533" office:value-type="string" calcext:value-type="string">
            <text:p>íjászat</text:p>
          </table:table-cell>
          <table:table-cell table:style-name="ce157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38" office:value-type="string" calcext:value-type="string">
            <text:p>Hosszú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3" calcext:value-type="float">
            <text:p>3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2" calcext:value-type="float">
            <text:p>12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38" office:value-type="string" calcext:value-type="string">
            <text:p>Visszacsapó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3" calcext:value-type="float">
            <text:p>3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6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241"/>
          <table:table-cell table:style-name="ce603" table:number-columns-repeated="16128"/>
        </table:table-row>
        <table:table-row table:style-name="ro24">
          <table:table-cell/>
          <table:table-cell table:style-name="ce1438" office:value-type="string" calcext:value-type="string">
            <text:p>Elf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13" calcext:value-type="float">
            <text:p>13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Fúvócső, kicsi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16m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8" calcext:value-type="float">
            <text:p>8</text:p>
          </table:table-cell>
          <table:table-cell table:style-name="ce1540" office:value-type="string" calcext:value-type="string">
            <text:p>íjászat</text:p>
          </table:table-cell>
          <table:table-cell table:style-name="ce157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40" office:value-type="string" calcext:value-type="string">
            <text:p>Fúvócső, vadász</text:p>
          </table:table-cell>
          <table:table-cell table:style-name="ce1440" office:value-type="string" calcext:value-type="string">
            <text:p>két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30m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íjászat</text:p>
          </table:table-cell>
          <table:table-cell table:style-name="ce1576"/>
          <table:table-cell table:style-name="ce603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Lövész lőfegyverek</text:p>
          </table:table-cell>
          <table:table-cell table:style-name="ce1436" office:value-type="string" calcext:value-type="string">
            <text:p>Kézi nyílpusk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style-name="ce1436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9" calcext:value-type="float">
            <text:p>9</text:p>
          </table:table-cell>
          <table:table-cell table:style-name="ce1533" office:value-type="string" calcext:value-type="string">
            <text:p>lövészet</text:p>
          </table:table-cell>
          <table:table-cell table:style-name="ce15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38" office:value-type="string" calcext:value-type="string">
            <text:p>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6" calcext:value-type="float">
            <text:p>6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8" calcext:value-type="float">
            <text:p>8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4" calcext:value-type="float">
            <text:p>4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2" calcext:value-type="float">
            <text:p>12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Nehéz 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15" calcext:value-type="float">
            <text:p>15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80m</text:p>
          </table:table-cell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5" calcext:value-type="float">
            <text:p>1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38" office:value-type="string" calcext:value-type="string">
            <text:p>Shadoni páncéltörő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20" calcext:value-type="float">
            <text:p>20</text:p>
          </table:table-cell>
          <table:table-cell table:style-name="ce1438" office:value-type="string" calcext:value-type="string">
            <text:p>Z</text:p>
          </table:table-cell>
          <table:table-cell table:style-name="ce1467" office:value-type="float" office:value="20" calcext:value-type="float">
            <text:p>2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string" calcext:value-type="string">
            <text:p>-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Khare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3" calcext:value-type="float">
            <text:p>3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5" calcext:value-type="float">
            <text:p>5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9"/>
          <table:table-cell table:style-name="ce1441" office:value-type="string" calcext:value-type="string">
            <text:p>Aquir nyílpuska</text:p>
          </table:table-cell>
          <table:table-cell table:style-name="ce1441" office:value-type="string" calcext:value-type="string">
            <text:p>egykezes</text:p>
          </table:table-cell>
          <table:table-cell table:style-name="ce1441" office:value-type="string" calcext:value-type="string">
            <text:p>halál / +6</text:p>
          </table:table-cell>
          <table:table-cell table:style-name="ce1441" office:value-type="string" calcext:value-type="string">
            <text:p>S</text:p>
          </table:table-cell>
          <table:table-cell table:style-name="ce1441" office:value-type="float" office:value="20" calcext:value-type="float">
            <text:p>20</text:p>
          </table:table-cell>
          <table:table-cell table:style-name="ce1504" table:number-columns-repeated="2"/>
          <table:table-cell table:style-name="ce1479" office:value-type="string" calcext:value-type="string">
            <text:p>50m</text:p>
          </table:table-cell>
          <table:table-cell table:style-name="ce1441" office:value-type="float" office:value="8" calcext:value-type="float">
            <text:p>8</text:p>
          </table:table-cell>
          <table:table-cell table:style-name="ce1441" office:value-type="float" office:value="16" calcext:value-type="float">
            <text:p>16</text:p>
          </table:table-cell>
          <table:table-cell table:style-name="ce1441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lövészet</text:p>
          </table:table-cell>
          <table:table-cell table:style-name="ce1579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79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14"/>
          <table:table-cell table:number-columns-repeated="12"/>
          <table:table-cell table:style-name="ce645"/>
          <table:table-cell table:number-columns-repeated="16370"/>
        </table:table-row>
        <table:table-row table:style-name="ro2">
          <table:table-cell table:number-columns-repeated="13"/>
          <table:table-cell table:style-name="ce645"/>
          <table:table-cell table:number-columns-repeated="16370"/>
        </table:table-row>
        <table:table-row table:style-name="ro2">
          <table:table-cell table:number-columns-repeated="2"/>
          <table:table-cell table:style-name="ce1455"/>
          <table:table-cell table:number-columns-repeated="10"/>
          <table:table-cell table:style-name="ce64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5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478"/>
        <table:table-column table:style-name="co55" table:default-cell-style-name="ce1481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530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ce1530"/>
        <table:table-column table:style-name="co64" table:default-cell-style-name="ce1478"/>
        <table:table-column table:style-name="co65" table:default-cell-style-name="ce1481"/>
        <table:table-column table:style-name="co14" table:number-columns-repeated="16372" table:default-cell-style-name="ce1478"/>
        <table:table-row table:style-name="ro1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395"/>
          <table:covered-table-cell table:style-name="ce617"/>
          <table:covered-table-cell table:style-name="ce1395"/>
          <table:covered-table-cell table:style-name="ce1420"/>
          <table:covered-table-cell table:number-columns-repeated="2" table:style-name="ce617"/>
          <table:covered-table-cell table:style-name="ce13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395"/>
          <table:table-cell table:style-name="ce617"/>
          <table:table-cell table:style-name="ce1395"/>
          <table:table-cell table:style-name="ce1420"/>
          <table:table-cell table:style-name="ce617" table:number-columns-repeated="2"/>
          <table:table-cell table:style-name="ce13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383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383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383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83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501"/>
          <table:table-cell table:style-name="ce1545" office:value-type="string" calcext:value-type="string">
            <text:p><text:span text:style-name="T24">➖➖ </text:span><text:span text:style-name="T25">Mágia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3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3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5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83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5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5">
          <table:table-cell table:style-name="ce1474"/>
          <table:table-cell/>
          <table:table-cell table:style-name="ce1383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5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5">
          <table:table-cell table:style-name="ce1475"/>
          <table:table-cell/>
          <table:table-cell table:style-name="ce1383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5">
          <table:table-cell table:style-name="ce1383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3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5">
          <table:table-cell table:style-name="ce1383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5">
          <table:table-cell table:style-name="ce1383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5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83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5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table:content-validation-name="val166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588"/>
        <table:table-column table:style-name="co67" table:default-cell-style-name="ce1745"/>
        <table:table-column table:style-name="co68" table:default-cell-style-name="ce1588"/>
        <table:table-column table:style-name="co69" table:default-cell-style-name="ce1749"/>
        <table:table-column table:style-name="co14" table:default-cell-style-name="ce1588"/>
        <table:table-column table:style-name="co70" table:default-cell-style-name="ce1588"/>
        <table:table-column table:style-name="co71" table:default-cell-style-name="ce1588"/>
        <table:table-column table:style-name="co72" table:default-cell-style-name="ce1588"/>
        <table:table-column table:style-name="co73" table:default-cell-style-name="ce1588"/>
        <table:table-column table:style-name="co74" table:default-cell-style-name="ce1588"/>
        <table:table-column table:style-name="co75" table:default-cell-style-name="ce1588"/>
        <table:table-column table:style-name="co76" table:default-cell-style-name="ce1588"/>
        <table:table-column table:style-name="co77" table:default-cell-style-name="ce1588"/>
        <table:table-column table:style-name="co14" table:number-columns-repeated="16371" table:default-cell-style-name="ce1588"/>
        <table:table-row table:style-name="ro3">
          <table:table-cell table:style-name="ce1737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6371"/>
        </table:table-row>
        <table:table-row table:style-name="ro2">
          <table:table-cell/>
          <table:table-cell table:style-name="ce1588"/>
          <table:table-cell table:number-columns-repeated="1638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637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28">Godoni nyelvek </text:span><text:span text:style-name="T29">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24">➖➖➖ </text:span><text:span text:style-name="T30">Származás </text:span><text:span text:style-name="T3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5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24">➖➖➖ </text:span><text:span text:style-name="T30">Jellem, fóbiák, hobbik </text:span><text:span text:style-name="T3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8" office:value-type="string" calcext:value-type="string">
            <text:p><text:span text:style-name="T24">➖➖➖ </text:span><text:span text:style-name="T28">Faj nyelvek </text:span><text:span text:style-name="T29">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6373"/>
        </table:table-row>
        <table:table-row table:style-name="ro15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24">➖➖➖ </text:span><text:span text:style-name="T30">Küllem, fizikum </text:span><text:span text:style-name="T31">➖➖➖ </text:span>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6373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8" office:value-type="string" calcext:value-type="string">
            <text:p><text:span text:style-name="T24">➖➖➖ Kyr</text:span><text:span text:style-name="T28"> nyelvek </text:span><text:span text:style-name="T29">➖➖➖ </text:span></text:p>
          </table:table-cell>
          <table:table-cell table:number-columns-repeated="2"/>
          <table:table-cell table:style-name="ce1753"/>
          <table:table-cell table:number-columns-repeated="16377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88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5">
          <table:table-cell table:number-columns-repeated="6"/>
          <table:table-cell table:style-name="ce1754" office:value-type="string" calcext:value-type="string">
            <text:p><text:span text:style-name="T24">➖➖➖➖ Karmák</text:span><text:span text:style-name="T30"> </text:span><text:span text:style-name="T3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55" office:value-type="string" calcext:value-type="string">
            <text:p>Karakter pontok (KP) elosztása </text:p>
          </table:table-cell>
          <table:table-cell table:style-name="ce1755"/>
          <table:table-cell table:number-columns-repeated="16382"/>
        </table:table-row>
        <table:table-row table:style-name="ro22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6382"/>
        </table:table-row>
        <table:table-row table:style-name="ro26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6382"/>
        </table:table-row>
        <table:table-row table:style-name="ro26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6382"/>
        </table:table-row>
        <table:table-row table:style-name="ro26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5">
          <table:table-cell table:style-name="ce1759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2">
          <table:table-cell table:style-name="ce1760"/>
          <table:table-cell table:style-name="Default" table:number-columns-repeated="16383"/>
        </table:table-row>
        <table:table-row table:style-name="ro5">
          <table:table-cell table:style-name="ce1759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60"/>
          <table:table-cell table:style-name="Default" table:number-columns-repeated="16383"/>
        </table:table-row>
        <table:table-row table:style-name="ro5">
          <table:table-cell table:style-name="ce1759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60"/>
          <table:table-cell table:style-name="Default" table:number-columns-repeated="16383"/>
        </table:table-row>
        <table:table-row table:style-name="ro5">
          <table:table-cell table:style-name="ce1759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60"/>
          <table:table-cell table:style-name="Default" table:number-columns-repeated="16383"/>
        </table:table-row>
        <table:table-row table:style-name="ro5">
          <table:table-cell table:style-name="ce1759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60"/>
          <table:table-cell table:style-name="Default" table:number-columns-repeated="16383"/>
        </table:table-row>
        <table:table-row table:style-name="ro5">
          <table:table-cell table:style-name="ce1759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59"/>
          <table:table-cell table:style-name="Default" table:number-columns-repeated="16383"/>
        </table:table-row>
        <table:table-row table:style-name="ro5">
          <table:table-cell table:style-name="ce1759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5">
          <table:table-cell table:style-name="ce176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8.2.0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8.1.1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Max szint: 21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P Alap: 150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8.1.0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8.0.5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8.0.1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8.0.0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Szekunder képzettségek maximuma: (szint x <text:span text:style-name="T32">6</text:span>)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7.9.3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7.9.2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5">
          <table:table-cell table:style-name="ce1759" office:value-type="string" calcext:value-type="string">
            <text:p>V7.9.1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5">
          <table:table-cell table:style-name="ce176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66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Kiegészítő KP / Szint: (</text:span><text:span text:style-name="T34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8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Új]</text:span>: Erőbónusz beszámít: (Erő/2) <text:span text:style-name="T35">→ </text:span><text:span text:style-name="T36">lefelé</text:span><text:span text:style-name="T35"> kerekítve</text:span>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                   <text:span text:style-name="T35">→</text:span> A harci és misztikus képzettségek szintje legfeljebb (szint+3) lehet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                   <text:span text:style-name="T35">→</text:span> A többi képzettség értéke pedig legfeljebb (szint+8) lehet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5">
          <table:table-cell table:style-name="ce1761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2">
          <table:table-cell table:style-name="ce1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8"> </text:span><text:span text:style-name="T37">→</text:span><text:span text:style-name="T8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37">→</text:span><text:span text:style-name="T8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37">→</text:span><text:span text:style-name="T8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3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9</text:p>
          </table:table-cell>
          <table:table-cell table:number-columns-repeated="16383"/>
        </table:table-row>
        <table:table-row table:style-name="ro22">
          <table:table-cell table:style-name="ce1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2" office:value-type="string" calcext:value-type="string">
            <text:p>v2.3</text:p>
          </table:table-cell>
          <table:table-cell table:number-columns-repeated="16383"/>
        </table:table-row>
        <table:table-row table:style-name="ro2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1" table:default-cell-style-name="ce1588"/>
        <table:table-column table:style-name="co82" table:default-cell-style-name="ce1588"/>
        <table:table-column table:style-name="co83" table:default-cell-style-name="ce1588"/>
        <table:table-column table:style-name="co84" table:default-cell-style-name="ce1588"/>
        <table:table-column table:style-name="co83" table:default-cell-style-name="ce1588"/>
        <table:table-column table:style-name="co39" table:default-cell-style-name="ce1588"/>
        <table:table-column table:style-name="co85" table:default-cell-style-name="ce1588"/>
        <table:table-column table:style-name="co86" table:default-cell-style-name="ce1588"/>
        <table:table-column table:style-name="co87" table:default-cell-style-name="ce1588"/>
        <table:table-column table:style-name="co88" table:default-cell-style-name="ce1588"/>
        <table:table-column table:style-name="co89" table:default-cell-style-name="ce1588"/>
        <table:table-column table:style-name="co90" table:default-cell-style-name="ce1588"/>
        <table:table-column table:style-name="co25" table:default-cell-style-name="ce1588"/>
        <table:table-column table:style-name="co91" table:default-cell-style-name="ce1588"/>
        <table:table-column table:style-name="co92" table:default-cell-style-name="ce1588"/>
        <table:table-column table:style-name="co93" table:default-cell-style-name="ce1588"/>
        <table:table-column table:style-name="co94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5"/>
          <table:covered-table-cell table:style-name="ce1653"/>
          <table:covered-table-cell table:style-name="ce1662"/>
          <table:covered-table-cell table:style-name="ce1671"/>
          <table:covered-table-cell table:number-columns-repeated="6" table:style-name="ce1662"/>
          <table:covered-table-cell table:number-columns-repeated="3" table:style-name="ce1727"/>
          <table:covered-table-cell table:style-name="ce1662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645"/>
          <table:table-cell table:style-name="ce1653"/>
          <table:table-cell table:style-name="ce1662"/>
          <table:table-cell table:style-name="ce1671"/>
          <table:table-cell table:style-name="ce1662" table:number-columns-repeated="6"/>
          <table:table-cell table:style-name="ce1727" table:number-columns-repeated="3"/>
          <table:table-cell table:style-name="ce166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2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31" office:value-type="string" calcext:value-type="string">
            <text:p>Szint</text:p>
          </table:table-cell>
          <table:table-cell table:style-name="ce1631" office:value-type="string" calcext:value-type="string" table:number-columns-spanned="2" table:number-rows-spanned="1">
            <text:p>Átfogó</text:p>
          </table:table-cell>
          <table:covered-table-cell table:style-name="ce1631"/>
          <table:table-cell table:style-name="ce1631" office:value-type="string" calcext:value-type="string" table:number-columns-spanned="2" table:number-rows-spanned="1">
            <text:p>Átlagos</text:p>
          </table:table-cell>
          <table:covered-table-cell table:style-name="ce1631"/>
          <table:table-cell table:style-name="Default" table:number-columns-repeated="2"/>
          <table:table-cell table:style-name="ce379" table:number-columns-repeated="4"/>
          <table:table-cell table:style-name="ce1728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2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2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2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69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7"/>
          <table:table-cell table:number-columns-repeated="240"/>
        </table:table-row>
        <table:table-row table:style-name="ro2">
          <table:table-cell table:style-name="ce162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-10" calcext:value-type="float">
            <text:p>-10</text:p>
          </table:table-cell>
          <table:table-cell table:style-name="ce1637" office:value-type="float" office:value="-20" calcext:value-type="float">
            <text:p>-20</text:p>
          </table:table-cell>
          <table:table-cell table:style-name="ce163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35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9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0"/>
          <table:table-cell table:style-name="ce1635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9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20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7"/>
          <table:table-cell table:style-name="ce163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697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97" office:value-type="string" calcext:value-type="string">
            <text:p>Erőbónusz</text:p>
          </table:table-cell>
          <table:table-cell table:style-name="ce169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9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9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5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4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5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5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7" office:value-type="string" calcext:value-type="string">
            <text:p>Erőbónusz</text:p>
          </table:table-cell>
          <table:table-cell table:style-name="ce163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4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58" office:value-type="string" calcext:value-type="string">
            <text:p>Fok</text:p>
          </table:table-cell>
          <table:table-cell table:style-name="ce16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0" calcext:value-type="float">
            <text:p>0</text:p>
          </table:table-cell>
          <table:table-cell table:style-name="ce16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7"/>
          <table:table-cell/>
          <table:table-cell table:style-name="ce164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0"/>
          <table:table-cell table:style-name="ce1485"/>
          <table:table-cell/>
          <table:table-cell table:style-name="ce163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7"/>
          <table:table-cell/>
          <table:table-cell table:style-name="ce1658" office:value-type="string" calcext:value-type="string">
            <text:p>Fok</text:p>
          </table:table-cell>
          <table:table-cell table:style-name="ce1658" office:value-type="string" calcext:value-type="string">
            <text:p>Sebesség bónusz</text:p>
          </table:table-cell>
          <table:table-cell table:style-name="ce165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0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0"/>
          <table:table-cell table:number-columns-repeated="4"/>
          <table:table-cell table:style-name="ce167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20"/>
          <table:table-cell table:style-name="ce1639" office:value-type="string" calcext:value-type="string" table:number-columns-spanned="2" table:number-rows-spanned="1">
            <text:p>Pajzs</text:p>
          </table:table-cell>
          <table:covered-table-cell/>
          <table:table-cell table:style-name="ce1639" office:value-type="string" calcext:value-type="string">
            <text:p>VÉ</text:p>
          </table:table-cell>
          <table:table-cell table:style-name="ce163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89" table:number-columns-repeated="4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43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589" table:number-columns-repeated="2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658" table:content-validation-name="val168" office:value-type="string" calcext:value-type="string">
            <text:p>Fok</text:p>
          </table:table-cell>
          <table:table-cell table:style-name="ce1658" table:content-validation-name="val168" office:value-type="string" calcext:value-type="string">
            <text:p>Bónusz</text:p>
          </table:table-cell>
          <table:table-cell table:style-name="ce683"/>
          <table:table-cell table:style-name="ce1734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683"/>
          <table:table-cell table:style-name="ce1734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683"/>
          <table:table-cell table:style-name="ce1734"/>
          <table:table-cell table:number-columns-repeated="243"/>
        </table:table-row>
        <table:table-row table:style-name="ro2">
          <table:table-cell table:style-name="ce1620"/>
          <table:table-cell table:number-columns-repeated="7"/>
          <table:table-cell table:style-name="ce1745"/>
          <table:table-cell table:style-name="ce683" table:number-columns-repeated="3"/>
          <table:table-cell table:style-name="ce1734"/>
          <table:table-cell table:number-columns-repeated="243"/>
        </table:table-row>
        <table:table-row table:style-name="ro2">
          <table:table-cell table:style-name="ce1620" table:content-validation-name="val53"/>
          <table:table-cell table:style-name="ce164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83" table:content-validation-name="val53"/>
          <table:table-cell table:style-name="ce683" table:content-validation-name="val53"/>
          <table:table-cell table:style-name="ce1734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4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4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58" table:content-validation-name="val53" office:value-type="string" calcext:value-type="string">
            <text:p>Fegyver</text:p>
          </table:table-cell>
          <table:table-cell table:style-name="ce1658" table:content-validation-name="val53" office:value-type="string" calcext:value-type="string">
            <text:p>Mf Innen számít</text:p>
          </table:table-cell>
          <table:table-cell table:style-name="ce683" table:content-validation-name="val5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83" table:content-validation-name="val5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83" table:content-validation-name="val5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683" table:content-validation-name="val53" table:number-columns-repeated="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83" table:content-validation-name="val5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5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83" table:content-validation-name="val5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4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89" table:content-validation-name="val53"/>
          <table:covered-table-cell table:style-name="ce683" table:content-validation-name="val53"/>
          <table:table-cell table:style-name="ce683" table:content-validation-name="val53" table:number-columns-repeated="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6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60" table:content-validation-name="val53"/>
          <table:table-cell table:style-name="ce1682" table:content-validation-name="val53" office:value-type="string" calcext:value-type="string">
            <text:p>SFÉ diff</text:p>
          </table:table-cell>
          <table:table-cell table:style-name="ce168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83" table:content-validation-name="val53"/>
          <table:table-cell table:style-name="ce683" table:content-validation-name="val53" table:number-columns-repeated="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60" table:content-validation-name="val53" office:value-type="string" calcext:value-type="string">
            <text:p>Szúró</text:p>
          </table:table-cell>
          <table:table-cell table:style-name="ce1660" table:content-validation-name="val53" office:value-type="string" calcext:value-type="string">
            <text:p>Vágó</text:p>
          </table:table-cell>
          <table:table-cell table:style-name="ce166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83" table:content-validation-name="val53"/>
          <table:table-cell table:style-name="ce683" table:content-validation-name="val53" table:number-columns-repeated="3"/>
          <table:table-cell table:style-name="ce1734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6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6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6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6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6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6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6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83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28" table:content-validation-name="val53"/>
          <table:table-cell table:style-name="ce1758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20"/>
          <table:table-cell table:style-name="ce1635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728"/>
          <table:table-cell table:style-name="ce1758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620"/>
          <table:table-cell table:number-columns-repeated="8"/>
          <table:table-cell table:style-name="ce1745" table:number-columns-repeated="3"/>
          <table:table-cell table:style-name="ce1728"/>
          <table:table-cell table:style-name="ce1758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9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8:13:32.99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8:21:22.948000000</dc:date>
    <meta:editing-cycles>515</meta:editing-cycles>
    <meta:editing-duration>P2DT17H4M47S</meta:editing-duration>
    <meta:document-statistic meta:table-count="11" meta:cell-count="318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